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91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22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6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Height (inches)</text:p>
          </table:table-cell>
          <table:table-cell office:value-type="string" calcext:value-type="string">
            <text:p>Drop Time (s)</text:p>
          </table:table-cell>
          <table:table-cell office:value-type="string" calcext:value-type="string">
            <text:p>Height (m)</text:p>
          </table:table-cell>
          <table:table-cell/>
          <table:table-cell office:value-type="string" calcext:value-type="string">
            <text:p>Height Error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table:formula="of:=[.A2] / 39.37" office:value-type="float" office:value="1.5240030480061" calcext:value-type="float">
            <text:p>1.5240030480061</text:p>
          </table:table-cell>
          <table:table-cell/>
          <table:table-cell office:value-type="float" office:value="0.005" calcext:value-type="float">
            <text:p>0.005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table:formula="of:=[.A3] / 39.37" office:value-type="float" office:value="1.5240030480061" calcext:value-type="float">
            <text:p>1.5240030480061</text:p>
          </table:table-cell>
          <table:table-cell/>
          <table:table-cell office:value-type="string" calcext:value-type="string">
            <text:p>Average Time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table:formula="of:=[.A4] / 39.37" office:value-type="float" office:value="1.5240030480061" calcext:value-type="float">
            <text:p>1.5240030480061</text:p>
          </table:table-cell>
          <table:table-cell/>
          <table:table-cell table:formula="of:=AVERAGE([.B2:.B11])" office:value-type="float" office:value="0.569" calcext:value-type="float">
            <text:p>0.569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table:formula="of:=[.A5] / 39.37" office:value-type="float" office:value="1.5240030480061" calcext:value-type="float">
            <text:p>1.5240030480061</text:p>
          </table:table-cell>
          <table:table-cell/>
          <table:table-cell office:value-type="string" calcext:value-type="string">
            <text:p>Standard Deviation of Time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" calcext:value-type="float">
            <text:p>0.56</text:p>
          </table:table-cell>
          <table:table-cell table:formula="of:=[.A6] / 39.37" office:value-type="float" office:value="1.5240030480061" calcext:value-type="float">
            <text:p>1.5240030480061</text:p>
          </table:table-cell>
          <table:table-cell/>
          <table:table-cell table:formula="of:=STDEV([.B2:.B11])" office:value-type="float" office:value="0.0246981780704569" calcext:value-type="float">
            <text:p>0.02469817807045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1" calcext:value-type="float">
            <text:p>0.61</text:p>
          </table:table-cell>
          <table:table-cell table:formula="of:=[.A7] / 39.37" office:value-type="float" office:value="1.5240030480061" calcext:value-type="float">
            <text:p>1.5240030480061</text:p>
          </table:table-cell>
          <table:table-cell/>
          <table:table-cell office:value-type="string" calcext:value-type="string">
            <text:p>Delta T Error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6" calcext:value-type="float">
            <text:p>0.56</text:p>
          </table:table-cell>
          <table:table-cell table:formula="of:=[.A8] / 39.37" office:value-type="float" office:value="1.5240030480061" calcext:value-type="float">
            <text:p>1.5240030480061</text:p>
          </table:table-cell>
          <table:table-cell/>
          <table:table-cell table:formula="of:=[.E6] / SQRT(10)" office:value-type="float" office:value="0.00781024967590665" calcext:value-type="float">
            <text:p>0.007810249675907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" calcext:value-type="float">
            <text:p>0.53</text:p>
          </table:table-cell>
          <table:table-cell table:formula="of:=[.A9] / 39.37" office:value-type="float" office:value="1.5240030480061" calcext:value-type="float">
            <text:p>1.5240030480061</text:p>
          </table:table-cell>
          <table:table-cell/>
          <table:table-cell office:value-type="string" calcext:value-type="string">
            <text:p>Gravity (m / s^2)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8" calcext:value-type="float">
            <text:p>0.58</text:p>
          </table:table-cell>
          <table:table-cell table:formula="of:=[.A10] / 39.37" office:value-type="float" office:value="1.5240030480061" calcext:value-type="float">
            <text:p>1.5240030480061</text:p>
          </table:table-cell>
          <table:table-cell/>
          <table:table-cell table:formula="of:=(2*AVERAGE([.C2:.C11])) / ((AVERAGE([.B2:.B11]) ^ 2))" office:value-type="float" office:value="9.41437077354033" calcext:value-type="float">
            <text:p>9.41437077354033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53" calcext:value-type="float">
            <text:p>0.53</text:p>
          </table:table-cell>
          <table:table-cell table:formula="of:=[.A11] / 39.37" office:value-type="float" office:value="1.5240030480061" calcext:value-type="float">
            <text:p>1.5240030480061</text:p>
          </table:table-cell>
          <table:table-cell/>
          <table:table-cell office:value-type="string" calcext:value-type="string">
            <text:p>Gravity (m / s^2)</text:p>
          </table:table-cell>
          <table:table-cell/>
        </table:table-row>
        <table:table-row table:style-name="ro1">
          <table:table-cell table:number-columns-repeated="4"/>
          <table:table-cell table:formula="of:=[.E10] * SQRT( (([.E2] / [.E14]) ^ 2) + (((-2) * [.E8]) / [.E4]) ^ 2)" office:value-type="float" office:value="0.260287554509556" calcext:value-type="float">
            <text:p>0.26028755450955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verage Height</text:p>
          </table:table-cell>
          <table:table-cell/>
        </table:table-row>
        <table:table-row table:style-name="ro1">
          <table:table-cell table:number-columns-repeated="4"/>
          <table:table-cell table:formula="of:=AVERAGE([.C2:.C11])" office:value-type="float" office:value="1.5240030480061" calcext:value-type="float">
            <text:p>1.524003048006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2">00/00/0000</text:date>, <text:time style:data-style-name="N2" text:time-value="21:50:26.3011786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5:26:56.556814136</meta:creation-date>
    <dc:date>2020-09-02T21:53:27.481768884</dc:date>
    <meta:editing-duration>PT11M49S</meta:editing-duration>
    <meta:editing-cycles>3</meta:editing-cycles>
    <meta:generator>LibreOffice/6.4.6.2$Linux_X86_64 LibreOffice_project/40$Build-2</meta:generator>
    <meta:document-statistic meta:table-count="1" meta:cell-count="47" meta:object-count="0"/>
  </office:meta>
</office:document-meta>
</file>